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797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87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8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padding-bottom="0.049cm" fo:padding-left="0.035cm" fo:padding-right="0.035cm" fo:padding-top="0.049cm"/>
      <style:paragraph-properties fo:text-align="start" fo:margin-left="0cm"/>
      <style:text-properties fo:font-size="6.5pt" style:font-size-asian="6.5pt" style:font-size-complex="6.5pt" fo:hyphenate="tru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6.5pt" style:font-size-asian="6.5pt" style:font-size-complex="6.5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.5pt" style:font-size-asian="6.5pt" style:font-size-complex="6.5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6.5pt" style:font-size-asian="6.5pt" style:font-size-complex="6.5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6.5pt" style:font-size-asian="6.5pt" style:font-size-complex="6.5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.5pt" fo:font-weight="bold" style:font-size-asian="6.5pt" style:font-weight-asian="bold" style:font-size-complex="6.5pt" style:font-weight-complex="bold"/>
    </style:style>
    <style:style style:name="ce7" style:family="table-cell" style:parent-style-name="Default">
      <style:text-properties fo:font-size="6.5pt" style:font-size-asian="6.5pt" style:font-size-complex="6.5pt"/>
    </style:style>
    <style:style style:name="ce8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.5pt" fo:font-weight="bold" style:font-size-asian="6.5pt" style:font-weight-asian="bold" style:font-size-complex="6.5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6.5pt" style:font-size-asian="6.5pt" style:font-size-complex="6.5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.5pt" style:font-size-asian="6.5pt" style:font-size-complex="6.5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6.5pt" style:font-size-asian="6.5pt" style:font-size-complex="6.5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.5pt" fo:font-weight="bold" style:font-size-asian="6.5pt" style:font-weight-asian="bold" style:font-size-complex="6.5pt" style:font-weight-complex="bold"/>
    </style:style>
    <style:style style:name="ce18" style:family="table-cell" style:parent-style-name="Default">
      <style:table-cell-properties fo:border="none"/>
      <style:text-properties fo:font-size="6.5pt" style:font-size-asian="6.5pt" style:font-size-complex="6.5pt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.5pt" style:font-size-asian="6.5pt" style:font-size-complex="6.5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6.5pt" style:font-size-asian="6.5pt" style:font-size-complex="6.5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6.5pt" style:font-size-asian="6.5pt" style:font-size-complex="6.5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1016" table:default-cell-style-name="ce11"/>
        <table:table-row table:style-name="ro2">
          <table:table-cell table:style-name="ce1" office:value-type="string">
            <text:p><text:a xlink:href="python://for%20each=%22object%20in%20objects%22" xlink:type="simple">for each="object in objects"</text:a></text:p>
          </table:table-cell>
          <table:table-cell/>
          <table:table-cell table:style-name="ce3" table:number-columns-repeated="5"/>
          <table:table-cell table:number-columns-repeated="1016"/>
        </table:table-row>
        <table:table-row table:style-name="ro3">
          <table:table-cell table:style-name="ce2" office:value-type="string">
            <text:p><text:a xlink:href="python://company.name" xlink:type="simple">company.name</text:a></text:p>
          </table:table-cell>
          <table:table-cell table:style-name="ce2" office:value-type="string">
            <text:p>REPORTE DE C.CONTROL - <text:a xlink:href="python://object.partner_id.name" xlink:type="simple">object.partner_id.name</text:a></text:p>
          </table:table-cell>
          <table:table-cell table:style-name="ce2" table:number-columns-repeated="2"/>
          <table:table-cell table:style-name="ce18"/>
          <table:table-cell table:style-name="ce15" office:value-type="string">
            <text:p>Fecha:</text:p>
          </table:table-cell>
          <table:table-cell table:style-name="ce7" office:value-type="string">
            <text:p><text:a xlink:href="python://object.date_order" xlink:type="simple">object.date_order</text:a></text:p>
          </table:table-cell>
          <table:table-cell table:style-name="Default" table:number-columns-repeated="1016"/>
        </table:table-row>
        <table:table-row table:style-name="ro3">
          <table:table-cell/>
          <table:table-cell office:value-type="string">
            <text:p>RES . CLUSTER. T. 5.CONCEP* <text:a xlink:href="python://object.name" xlink:type="simple">object.name</text:a> *</text:p>
          </table:table-cell>
          <table:table-cell table:style-name="ce3" table:number-columns-repeated="3"/>
          <table:table-cell table:style-name="ce20"/>
          <table:table-cell table:style-name="ce3"/>
          <table:table-cell table:style-name="Default" table:number-columns-repeated="1016"/>
        </table:table-row>
        <table:table-row table:style-name="ro4">
          <table:table-cell table:style-name="ce4" table:number-columns-repeated="7"/>
          <table:table-cell table:style-name="Default" table:number-columns-repeated="1016"/>
        </table:table-row>
        <table:table-row table:style-name="ro6">
          <table:table-cell table:style-name="ce5" table:number-columns-repeated="6"/>
          <table:table-cell table:style-name="ce3"/>
          <table:table-cell table:style-name="Default" table:number-columns-repeated="1016"/>
        </table:table-row>
        <table:table-row table:style-name="ro3">
          <table:table-cell table:style-name="ce6" office:value-type="string">
            <text:p>Codigo:</text:p>
          </table:table-cell>
          <table:table-cell table:style-name="ce6" office:value-type="string">
            <text:p>Descripción</text:p>
          </table:table-cell>
          <table:table-cell table:style-name="ce13" office:value-type="string">
            <text:p>Cantidad Uni</text:p>
          </table:table-cell>
          <table:table-cell table:style-name="ce13" office:value-type="string">
            <text:p>Costo.Uni</text:p>
          </table:table-cell>
          <table:table-cell table:style-name="ce13" office:value-type="string">
            <text:p>Costo Tot.</text:p>
          </table:table-cell>
          <table:table-cell table:style-name="ce13" office:value-type="string">
            <text:p>Tiempo/Uni</text:p>
          </table:table-cell>
          <table:table-cell table:style-name="ce13" office:value-type="string">
            <text:p>Tiempo Tot.</text:p>
          </table:table-cell>
          <table:table-cell table:number-columns-repeated="1016"/>
        </table:table-row>
        <table:table-row table:style-name="ro6">
          <table:table-cell table:style-name="ce4" table:number-columns-repeated="2"/>
          <table:table-cell table:style-name="ce14" table:number-columns-repeated="5"/>
          <table:table-cell table:number-columns-repeated="1016"/>
        </table:table-row>
        <table:table-row table:style-name="ro7">
          <table:table-cell table:style-name="ce2" office:value-type="string">
            <text:p><text:a xlink:href="python://for%20each=%22invoice%20in%20get_invoice(object.order_line)%22" xlink:type="simple">python://for each="invoice in get_invoice(object.order_line)"</text:a></text:p>
          </table:table-cell>
          <table:table-cell table:style-name="ce6"/>
          <table:table-cell table:style-name="ce13" table:number-columns-repeated="4"/>
          <table:table-cell table:style-name="ce15"/>
          <table:table-cell table:style-name="Default" table:number-columns-repeated="1016"/>
        </table:table-row>
        <table:table-row table:style-name="ro8">
          <table:table-cell table:style-name="ce7" office:value-type="string">
            <text:p><text:a xlink:href="python://for%20each=%22item%20in%20get_sale_order(invoice.id,object.id)%22" xlink:type="simple">for each="item in get_sale_order(invoice.id,object.id)"</text:a></text:p>
          </table:table-cell>
          <table:table-cell/>
          <table:table-cell table:style-name="ce15" table:number-columns-repeated="5"/>
          <table:table-cell table:style-name="Default" table:number-columns-repeated="1016"/>
        </table:table-row>
        <table:table-row table:style-name="ro7">
          <table:table-cell office:value-type="string">
            <text:p><text:a xlink:href="python://invoice.code" xlink:type="simple">invoice.code</text:a></text:p>
          </table:table-cell>
          <table:table-cell office:value-type="string">
            <text:p><text:a xlink:href="python://invoice.task_desc" xlink:type="simple">invoice.task_desc</text:a> <text:s text:c="10"/><text:s text:c="11"/><text:a xlink:href="python://get_record(invoice.prod_qty,invoice.uom_id)" xlink:type="simple">get_record(invoice.prod_qty,invoice.uom_id)</text:a></text:p>
          </table:table-cell>
          <table:table-cell table:style-name="ce16" office:value-type="string">
            <text:p><text:a xlink:href="python://item.product_uom_qty" xlink:type="simple">item.product_uom_qty</text:a></text:p>
          </table:table-cell>
          <table:table-cell table:style-name="ce16" office:value-type="string">
            <text:p><text:a xlink:href="python://item.price_unit" xlink:type="simple">item.price_unit</text:a></text:p>
          </table:table-cell>
          <table:table-cell table:style-name="ce16" office:value-type="string">
            <text:p><text:a xlink:href="python://get_total(item.product_uom_qty,item.price_unit)" xlink:type="simple">get_total(item.product_uom_qty,item.price_unit)</text:a></text:p>
          </table:table-cell>
          <table:table-cell table:style-name="ce16" office:value-type="string">
            <text:p><text:a xlink:href="python://get_labor_factor(item.labor_cost)" xlink:type="simple">get_labor_factor(item.labor_cost)</text:a></text:p>
          </table:table-cell>
          <table:table-cell table:style-name="ce16" office:value-type="string">
            <text:p><text:a xlink:href="python://get_time_factor(item.time_factor)" xlink:type="simple">get_time_factor(item.time_factor)</text:a></text:p>
          </table:table-cell>
          <table:table-cell table:style-name="Default" table:number-columns-repeated="1016"/>
        </table:table-row>
        <table:table-row table:style-name="ro7">
          <table:table-cell office:value-type="string">
            <text:p><text:a xlink:href="python:///for" xlink:type="simple">//for</text:a></text:p>
          </table:table-cell>
          <table:table-cell/>
          <table:table-cell table:style-name="ce15" table:number-columns-repeated="5"/>
          <table:table-cell table:style-name="Default" table:number-columns-repeated="1016"/>
        </table:table-row>
        <table:table-row table:style-name="ro9">
          <table:table-cell office:value-type="string">
            <text:p><text:a xlink:href="python:///for" xlink:type="simple">//for</text:a></text:p>
          </table:table-cell>
          <table:table-cell/>
          <table:table-cell table:style-name="ce15" table:number-columns-repeated="5"/>
          <table:table-cell table:number-columns-repeated="1016"/>
        </table:table-row>
        <table:table-row table:style-name="ro2">
          <table:table-cell table:style-name="ce4" table:number-columns-repeated="2"/>
          <table:table-cell table:style-name="ce14" table:number-columns-repeated="5"/>
          <table:table-cell table:number-columns-repeated="1016"/>
        </table:table-row>
        <table:table-row table:style-name="ro10">
          <table:table-cell table:style-name="ce4" table:number-columns-repeated="2"/>
          <table:table-cell table:style-name="ce14"/>
          <table:table-cell table:style-name="ce17" office:value-type="string">
            <text:p>GRAN TOTAL :</text:p>
          </table:table-cell>
          <table:table-cell table:style-name="ce19" office:value-type="string">
            <text:p><text:a xlink:href="python://main_total()" xlink:type="simple">main_total()</text:a></text:p>
          </table:table-cell>
          <table:table-cell table:style-name="ce21"/>
          <table:table-cell table:style-name="ce19" office:value-type="string">
            <text:p><text:a xlink:href="python://total_time_factor()" xlink:type="simple">total_time_factor()</text:a></text:p>
          </table:table-cell>
          <table:table-cell table:number-columns-repeated="1016"/>
        </table:table-row>
        <table:table-row table:style-name="ro5">
          <table:table-cell office:value-type="string">
            <text:p><text:a xlink:href="python:///for" xlink:type="simple">//for</text:a></text:p>
          </table:table-cell>
          <table:table-cell/>
          <table:table-cell table:style-name="ce3" table:number-columns-repeated="5"/>
          <table:table-cell table:style-name="Default" table:number-columns-repeated="1016"/>
        </table:table-row>
        <table:table-row table:style-name="ro7">
          <table:table-cell table:style-name="ce8" table:number-columns-repeated="2"/>
          <table:table-cell table:number-columns-repeated="1021"/>
        </table:table-row>
        <table:table-row table:style-name="ro7">
          <table:table-cell table:style-name="ce9" table:number-columns-repeated="6"/>
          <table:table-cell table:number-columns-repeated="1017"/>
        </table:table-row>
        <table:table-row table:style-name="ro7">
          <table:table-cell table:style-name="ce10"/>
          <table:table-cell table:style-name="ce11"/>
          <table:table-cell table:number-columns-repeated="1021"/>
        </table:table-row>
        <table:table-row table:style-name="ro7" table:number-rows-repeated="3"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table:number-columns-repeated="6"/>
          <table:table-cell table:number-columns-repeated="1017"/>
        </table:table-row>
        <table:table-row table:style-name="ro7">
          <table:table-cell table:style-name="ce11" table:number-columns-repeated="2"/>
          <table:table-cell/>
          <table:table-cell table:style-name="ce12" table:number-columns-repeated="3"/>
          <table:table-cell table:number-columns-repeated="1017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DB__1" table:target-range-address="Sheet1.A1:Sheet1.B3" table:contains-header="false" table:orientation="column"/>
        <table:database-range table:name="__Anonymous_Sheet_DB__0" table:target-range-address="Sheet1.A1:Sheet1.B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/>
          <text:p/>
          <text:p/>
          <text:p/>
        </style:region-lef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3-06-20T19:34:00</dc:date>
    <dc:creator>serpentcs </dc:creator>
    <meta:editing-duration>PT17H12M38S</meta:editing-duration>
    <meta:editing-cycles>293</meta:editing-cycles>
    <meta:generator>LibreOffice/3.5$Linux_X86_64 LibreOffice_project/350m1$Build-2</meta:generator>
    <meta:document-statistic meta:table-count="3" meta:cell-count="28" meta:object-count="0"/>
  </office:meta>
</office:document-meta>
</file>